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o stretchy="false">∣</mo>
          <mrow>
            <mfenced open="〈" close="〉">
              <mrow>
                <mrow>
                  <msub>
                    <mi>E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∣</mo>
                <mrow>
                  <msub>
                    <mi>E</mi>
                    <mi>n</mi>
                  </msub>
                  <mrow>
                    <mo stretchy="false">(</mo>
                    <mrow>
                      <mi>t</mi>
                      <mi>'</mi>
                    </mrow>
                    <mo stretchy="false">)</mo>
                  </mrow>
                </mrow>
              </mrow>
            </mfenced>
          </mrow>
          <mo stretchy="false">∣</mo>
        </mrow>
        <mn>2</mn>
      </msup>
      <mrow>
        <mi/>
        <mo stretchy="false">=</mo>
        <mi/>
      </mrow>
      <msup>
        <mrow>
          <mo stretchy="false">∣</mo>
          <mrow>
            <msup>
              <mtext>e</mtext>
              <mrow>
                <mfrac>
                  <mi>i</mi>
                  <mo stretchy="false">ℏ</mo>
                </mfrac>
                <msub>
                  <mi>E</mi>
                  <mi>n</mi>
                </msub>
                <mrow>
                  <mo stretchy="false">(</mo>
                  <mrow>
                    <mrow>
                      <mi>t</mi>
                      <mo stretchy="false">−</mo>
                      <mi>t</mi>
                    </mrow>
                    <mi>'</mi>
                  </mrow>
                  <mo stretchy="false">)</mo>
                </mrow>
              </mrow>
            </msup>
            <mfenced open="〈" close="〉">
              <mrow>
                <mrow>
                  <msub>
                    <mi>E</mi>
                    <mi>n</mi>
                  </msub>
                </mrow>
                <mo stretchy="false">∣</mo>
                <mrow>
                  <msub>
                    <mi>E</mi>
                    <mi>n</mi>
                  </msub>
                </mrow>
              </mrow>
            </mfenced>
          </mrow>
          <mo stretchy="false">∣</mo>
        </mrow>
        <mn>2</mn>
      </msup>
      <mrow>
        <mi/>
        <mo stretchy="false">=</mo>
        <mi/>
      </mrow>
      <mn>1</mn>
    </mrow>
    <annotation encoding="StarMath 5.0">lline left langle E_n(t) mline E_n(t') right rangle rline ^2 `=`
lline "e"^{i over hbar E_n (t - t')} 
left langle E_n mline E_n right rangle rline ^2 `=`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26:00.622000000</meta:creation-date>
    <meta:generator>LibreOffice/4.1.4.2$Windows_x86 LibreOffice_project/0a0440ccc0227ad9829de5f46be37cfb6edcf72</meta:generator>
  </office:meta>
</office:document-meta>
</file>